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0f2b5c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7dae1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1b1770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a21c1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31cb47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63dec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40a427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4540d3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497680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4b3b0b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4c9913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4ea16c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4ecfde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62641c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6679db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673fa7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6bb1e2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6d0421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6d1715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6f6e07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736e66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73e3bd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756f10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8b14a1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8fb140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9bb5c4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a6e336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abe08c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afe662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officeooo:paragraph-rsid="00b33980" style:font-name-asian="WenQuanYi Micro Hei" style:font-size-asian="12pt" style:font-size-complex="12pt"/>
    </style:style>
    <style:style style:name="P33" style:family="paragraph" style:parent-style-name="Standard">
      <style:text-properties style:font-name="WenQuanYi Micro Hei" fo:font-size="12pt" officeooo:paragraph-rsid="00b3f9ff" style:font-name-asian="WenQuanYi Micro Hei" style:font-size-asian="12pt" style:font-size-complex="12pt"/>
    </style:style>
    <style:style style:name="P34" style:family="paragraph" style:parent-style-name="Standard">
      <style:text-properties style:font-name="WenQuanYi Micro Hei" fo:font-size="12pt" officeooo:paragraph-rsid="00b65018" style:font-name-asian="WenQuanYi Micro Hei" style:font-size-asian="12pt" style:font-size-complex="12pt"/>
    </style:style>
    <style:style style:name="P35" style:family="paragraph" style:parent-style-name="Standard">
      <style:text-properties style:font-name="WenQuanYi Micro Hei" fo:font-size="12pt" officeooo:paragraph-rsid="00b9d762" style:font-name-asian="WenQuanYi Micro Hei" style:font-size-asian="12pt" style:font-size-complex="12pt"/>
    </style:style>
    <style:style style:name="P36" style:family="paragraph" style:parent-style-name="Standard">
      <style:text-properties style:font-name="WenQuanYi Micro Hei" fo:font-size="12pt" officeooo:paragraph-rsid="00bd43c3" style:font-name-asian="WenQuanYi Micro Hei" style:font-size-asian="12pt" style:font-size-complex="12pt"/>
    </style:style>
    <style:style style:name="P37" style:family="paragraph" style:parent-style-name="Standard">
      <style:text-properties style:font-name="WenQuanYi Micro Hei" fo:font-size="12pt" officeooo:paragraph-rsid="00be3102" style:font-name-asian="WenQuanYi Micro Hei" style:font-size-asian="12pt" style:font-size-complex="12pt"/>
    </style:style>
    <style:style style:name="P38" style:family="paragraph" style:parent-style-name="Standard">
      <style:text-properties style:font-name="WenQuanYi Micro Hei" fo:font-size="12pt" officeooo:paragraph-rsid="00c3d3a2" style:font-name-asian="WenQuanYi Micro Hei" style:font-size-asian="12pt" style:font-size-complex="12pt"/>
    </style:style>
    <style:style style:name="P39" style:family="paragraph" style:parent-style-name="Standard">
      <style:text-properties style:font-name="WenQuanYi Micro Hei" fo:font-size="12pt" officeooo:paragraph-rsid="00c536ad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paragraph-rsid="00c721c0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paragraph-rsid="00c8f1b8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paragraph-rsid="00cc10c8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paragraph-rsid="00ce3686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WenQuanYi Micro Hei" fo:font-size="12pt" fo:font-weight="bold" officeooo:paragraph-rsid="00525aa6" style:font-name-asian="WenQuanYi Micro Hei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WenQuanYi Micro Hei" fo:font-size="12pt" fo:font-weight="bold" officeooo:paragraph-rsid="006a8baa" style:font-name-asian="WenQuanYi Micro Hei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WenQuanYi Micro Hei" fo:font-size="12pt" fo:font-weight="bold" officeooo:paragraph-rsid="007bae1e" style:font-name-asian="WenQuanYi Micro Hei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WenQuanYi Micro Hei" fo:font-size="12pt" fo:font-weight="bold" officeooo:paragraph-rsid="008b14a1" style:font-name-asian="WenQuanYi Micro Hei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WenQuanYi Micro Hei" fo:font-size="12pt" fo:font-weight="bold" officeooo:paragraph-rsid="008f63fd" style:font-name-asian="WenQuanYi Micro Hei" style:font-size-asian="12pt" style:font-weight-asian="bold" style:font-size-complex="12pt" style:font-weight-complex="bold"/>
    </style:style>
    <style:style style:name="P5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0ee628" style:font-name-asian="WenQuanYi Micro Hei" style:font-size-asian="12pt" style:font-size-complex="12pt"/>
    </style:style>
    <style:style style:name="T1" style:family="text">
      <style:text-properties officeooo:rsid="000910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1004" style:font-weight-asian="bold" style:font-weight-complex="bold"/>
    </style:style>
    <style:style style:name="T4" style:family="text">
      <style:text-properties fo:font-weight="bold" officeooo:rsid="000f2b5c" style:font-weight-asian="bold" style:font-weight-complex="bold"/>
    </style:style>
    <style:style style:name="T5" style:family="text">
      <style:text-properties fo:font-weight="bold" officeooo:rsid="0016c396" style:font-weight-asian="bold" style:font-weight-complex="bold"/>
    </style:style>
    <style:style style:name="T6" style:family="text">
      <style:text-properties fo:font-weight="bold" officeooo:rsid="0017426c" style:font-weight-asian="bold" style:font-weight-complex="bold"/>
    </style:style>
    <style:style style:name="T7" style:family="text">
      <style:text-properties fo:font-weight="bold" officeooo:rsid="0025f5a5" style:font-weight-asian="bold" style:font-weight-complex="bold"/>
    </style:style>
    <style:style style:name="T8" style:family="text">
      <style:text-properties fo:font-weight="bold" officeooo:rsid="0024ae97" style:font-weight-asian="bold" style:font-weight-complex="bold"/>
    </style:style>
    <style:style style:name="T9" style:family="text">
      <style:text-properties fo:font-weight="bold" officeooo:rsid="001227b7" style:font-weight-asian="bold" style:font-weight-complex="bold"/>
    </style:style>
    <style:style style:name="T10" style:family="text">
      <style:text-properties fo:font-weight="bold" officeooo:rsid="009bb5c4" style:font-weight-asian="bold" style:font-weight-complex="bold"/>
    </style:style>
    <style:style style:name="T11" style:family="text">
      <style:text-properties fo:font-weight="bold" officeooo:rsid="009f0d76" style:font-weight-asian="bold" style:font-weight-complex="bold"/>
    </style:style>
    <style:style style:name="T12" style:family="text">
      <style:text-properties fo:font-weight="bold" officeooo:rsid="00a021c2" style:font-weight-asian="bold" style:font-weight-complex="bold"/>
    </style:style>
    <style:style style:name="T13" style:family="text">
      <style:text-properties fo:font-weight="bold" officeooo:rsid="00a1d7e5" style:font-weight-asian="bold" style:font-weight-complex="bold"/>
    </style:style>
    <style:style style:name="T14" style:family="text">
      <style:text-properties fo:font-weight="bold" officeooo:rsid="00a3661d" style:font-weight-asian="bold" style:font-weight-complex="bold"/>
    </style:style>
    <style:style style:name="T15" style:family="text">
      <style:text-properties fo:font-weight="bold" officeooo:rsid="00a4129a" style:font-weight-asian="bold" style:font-weight-complex="bold"/>
    </style:style>
    <style:style style:name="T16" style:family="text">
      <style:text-properties fo:font-weight="bold" officeooo:rsid="00a96737" style:font-weight-asian="bold" style:font-weight-complex="bold"/>
    </style:style>
    <style:style style:name="T17" style:family="text">
      <style:text-properties fo:font-weight="bold" officeooo:rsid="00afe662" style:font-weight-asian="bold" style:font-weight-complex="bold"/>
    </style:style>
    <style:style style:name="T18" style:family="text">
      <style:text-properties officeooo:rsid="000b7c44"/>
    </style:style>
    <style:style style:name="T19" style:family="text">
      <style:text-properties officeooo:rsid="000cc00f"/>
    </style:style>
    <style:style style:name="T20" style:family="text">
      <style:text-properties officeooo:rsid="000d9909"/>
    </style:style>
    <style:style style:name="T21" style:family="text">
      <style:text-properties officeooo:rsid="000edea7"/>
    </style:style>
    <style:style style:name="T22" style:family="text">
      <style:text-properties officeooo:rsid="000ee628"/>
    </style:style>
    <style:style style:name="T23" style:family="text">
      <style:text-properties officeooo:rsid="000f2b5c"/>
    </style:style>
    <style:style style:name="T24" style:family="text">
      <style:text-properties officeooo:rsid="001227b7"/>
    </style:style>
    <style:style style:name="T25" style:family="text">
      <style:text-properties officeooo:rsid="0013e476"/>
    </style:style>
    <style:style style:name="T26" style:family="text">
      <style:text-properties officeooo:rsid="00147b55"/>
    </style:style>
    <style:style style:name="T27" style:family="text">
      <style:text-properties officeooo:rsid="0016c396"/>
    </style:style>
    <style:style style:name="T28" style:family="text">
      <style:text-properties officeooo:rsid="0017426c"/>
    </style:style>
    <style:style style:name="T29" style:family="text">
      <style:text-properties officeooo:rsid="001835ce"/>
    </style:style>
    <style:style style:name="T30" style:family="text">
      <style:text-properties officeooo:rsid="00199400"/>
    </style:style>
    <style:style style:name="T31" style:family="text">
      <style:text-properties officeooo:rsid="001cf5fa"/>
    </style:style>
    <style:style style:name="T32" style:family="text">
      <style:text-properties officeooo:rsid="001d7c3c"/>
    </style:style>
    <style:style style:name="T33" style:family="text">
      <style:text-properties officeooo:rsid="001e926a"/>
    </style:style>
    <style:style style:name="T34" style:family="text">
      <style:text-properties officeooo:rsid="001ed5e3"/>
    </style:style>
    <style:style style:name="T35" style:family="text">
      <style:text-properties officeooo:rsid="0024ae97"/>
    </style:style>
    <style:style style:name="T36" style:family="text">
      <style:text-properties officeooo:rsid="0025f5a5"/>
    </style:style>
    <style:style style:name="T37" style:family="text">
      <style:text-properties officeooo:rsid="0029924b"/>
    </style:style>
    <style:style style:name="T38" style:family="text">
      <style:text-properties officeooo:rsid="002d4806"/>
    </style:style>
    <style:style style:name="T39" style:family="text">
      <style:text-properties officeooo:rsid="00312b5c"/>
    </style:style>
    <style:style style:name="T40" style:family="text">
      <style:text-properties officeooo:rsid="0033aa0a"/>
    </style:style>
    <style:style style:name="T41" style:family="text">
      <style:text-properties officeooo:rsid="003b0764"/>
    </style:style>
    <style:style style:name="T42" style:family="text">
      <style:text-properties officeooo:rsid="003bb836"/>
    </style:style>
    <style:style style:name="T43" style:family="text">
      <style:text-properties officeooo:rsid="00405cf3"/>
    </style:style>
    <style:style style:name="T44" style:family="text">
      <style:text-properties officeooo:rsid="00417e5f"/>
    </style:style>
    <style:style style:name="T45" style:family="text">
      <style:text-properties officeooo:rsid="0042fe9f"/>
    </style:style>
    <style:style style:name="T46" style:family="text">
      <style:text-properties officeooo:rsid="0046dad4"/>
    </style:style>
    <style:style style:name="T47" style:family="text">
      <style:text-properties officeooo:rsid="0049dc82"/>
    </style:style>
    <style:style style:name="T48" style:family="text">
      <style:text-properties officeooo:rsid="004c1ed2"/>
    </style:style>
    <style:style style:name="T49" style:family="text">
      <style:text-properties officeooo:rsid="004ddd97"/>
    </style:style>
    <style:style style:name="T50" style:family="text">
      <style:text-properties officeooo:rsid="004ff8f6"/>
    </style:style>
    <style:style style:name="T51" style:family="text">
      <style:text-properties officeooo:rsid="0051e009"/>
    </style:style>
    <style:style style:name="T52" style:family="text">
      <style:text-properties officeooo:rsid="00525aa6"/>
    </style:style>
    <style:style style:name="T53" style:family="text">
      <style:text-properties officeooo:rsid="005baae7"/>
    </style:style>
    <style:style style:name="T54" style:family="text">
      <style:text-properties officeooo:rsid="005cfdce"/>
    </style:style>
    <style:style style:name="T55" style:family="text">
      <style:text-properties officeooo:rsid="005d4f53"/>
    </style:style>
    <style:style style:name="T56" style:family="text">
      <style:text-properties officeooo:rsid="005d7b4b"/>
    </style:style>
    <style:style style:name="T57" style:family="text">
      <style:text-properties officeooo:rsid="005f2cbd"/>
    </style:style>
    <style:style style:name="T58" style:family="text">
      <style:text-properties officeooo:rsid="00602eff"/>
    </style:style>
    <style:style style:name="T59" style:family="text">
      <style:text-properties officeooo:rsid="0060a72a"/>
    </style:style>
    <style:style style:name="T60" style:family="text">
      <style:text-properties officeooo:rsid="006a8baa"/>
    </style:style>
    <style:style style:name="T61" style:family="text">
      <style:text-properties officeooo:rsid="006b24a1"/>
    </style:style>
    <style:style style:name="T62" style:family="text">
      <style:text-properties officeooo:rsid="006dcca9"/>
    </style:style>
    <style:style style:name="T63" style:family="text">
      <style:text-properties officeooo:rsid="006e0f0b"/>
    </style:style>
    <style:style style:name="T64" style:family="text">
      <style:text-properties officeooo:rsid="0070f00c"/>
    </style:style>
    <style:style style:name="T65" style:family="text">
      <style:text-properties officeooo:rsid="007acb36"/>
    </style:style>
    <style:style style:name="T66" style:family="text">
      <style:text-properties officeooo:rsid="007b8bf4"/>
    </style:style>
    <style:style style:name="T67" style:family="text">
      <style:text-properties officeooo:rsid="007bae1e"/>
    </style:style>
    <style:style style:name="T68" style:family="text">
      <style:text-properties officeooo:rsid="007f1697"/>
    </style:style>
    <style:style style:name="T69" style:family="text">
      <style:text-properties officeooo:rsid="0080cf55"/>
    </style:style>
    <style:style style:name="T70" style:family="text">
      <style:text-properties officeooo:rsid="008493ce"/>
    </style:style>
    <style:style style:name="T71" style:family="text">
      <style:text-properties officeooo:rsid="00854155"/>
    </style:style>
    <style:style style:name="T72" style:family="text">
      <style:text-properties officeooo:rsid="0086e252"/>
    </style:style>
    <style:style style:name="T73" style:family="text">
      <style:text-properties officeooo:rsid="00888bee"/>
    </style:style>
    <style:style style:name="T74" style:family="text">
      <style:text-properties officeooo:rsid="008a7fd4"/>
    </style:style>
    <style:style style:name="T75" style:family="text">
      <style:text-properties officeooo:rsid="008acc5b"/>
    </style:style>
    <style:style style:name="T76" style:family="text">
      <style:text-properties officeooo:rsid="008b14a1"/>
    </style:style>
    <style:style style:name="T77" style:family="text">
      <style:text-properties officeooo:rsid="008cefc3"/>
    </style:style>
    <style:style style:name="T78" style:family="text">
      <style:text-properties officeooo:rsid="008f248c"/>
    </style:style>
    <style:style style:name="T79" style:family="text">
      <style:text-properties officeooo:rsid="008f63fd"/>
    </style:style>
    <style:style style:name="T80" style:family="text">
      <style:text-properties officeooo:rsid="008fb140"/>
    </style:style>
    <style:style style:name="T81" style:family="text">
      <style:text-properties officeooo:rsid="0091788f"/>
    </style:style>
    <style:style style:name="T82" style:family="text">
      <style:text-properties officeooo:rsid="0091920c"/>
    </style:style>
    <style:style style:name="T83" style:family="text">
      <style:text-properties officeooo:rsid="0092a5a7"/>
    </style:style>
    <style:style style:name="T84" style:family="text">
      <style:text-properties officeooo:rsid="00951ad5"/>
    </style:style>
    <style:style style:name="T85" style:family="text">
      <style:text-properties officeooo:rsid="0096cc22"/>
    </style:style>
    <style:style style:name="T86" style:family="text">
      <style:text-properties officeooo:rsid="00989a2a"/>
    </style:style>
    <style:style style:name="T87" style:family="text">
      <style:text-properties officeooo:rsid="009a3688"/>
    </style:style>
    <style:style style:name="T88" style:family="text">
      <style:text-properties officeooo:rsid="009d77bd"/>
    </style:style>
    <style:style style:name="T89" style:family="text">
      <style:text-properties officeooo:rsid="009d8b86"/>
    </style:style>
    <style:style style:name="T90" style:family="text">
      <style:text-properties officeooo:rsid="009f0d76"/>
    </style:style>
    <style:style style:name="T91" style:family="text">
      <style:text-properties officeooo:rsid="00a3a6a5"/>
    </style:style>
    <style:style style:name="T92" style:family="text">
      <style:text-properties officeooo:rsid="00a4f80e"/>
    </style:style>
    <style:style style:name="T93" style:family="text">
      <style:text-properties officeooo:rsid="00a6e336"/>
    </style:style>
    <style:style style:name="T94" style:family="text">
      <style:text-properties officeooo:rsid="00a7c841"/>
    </style:style>
    <style:style style:name="T95" style:family="text">
      <style:text-properties officeooo:rsid="00a849ef"/>
    </style:style>
    <style:style style:name="T96" style:family="text">
      <style:text-properties officeooo:rsid="00a96737"/>
    </style:style>
    <style:style style:name="T97" style:family="text">
      <style:text-properties officeooo:rsid="00aa1d24"/>
    </style:style>
    <style:style style:name="T98" style:family="text">
      <style:text-properties officeooo:rsid="00b1a7b3"/>
    </style:style>
    <style:style style:name="T99" style:family="text">
      <style:text-properties officeooo:rsid="00b3819c"/>
    </style:style>
    <style:style style:name="T100" style:family="text">
      <style:text-properties officeooo:rsid="00bbc4c3"/>
    </style:style>
    <style:style style:name="T101" style:family="text">
      <style:text-properties officeooo:rsid="00c0e37f"/>
    </style:style>
    <style:style style:name="T102" style:family="text">
      <style:text-properties officeooo:rsid="00c2493a"/>
    </style:style>
    <style:style style:name="T103" style:family="text">
      <style:text-properties officeooo:rsid="00c72b5b"/>
    </style:style>
    <style:style style:name="T104" style:family="text">
      <style:text-properties officeooo:rsid="00ca9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文件是连续的字节序列，数据的传输经常会用到字节流，无论字节流是由单个字节还是大块数据组成。文件对象不仅可以用来访问普通的磁盘文件，而且也可以访问任何其它类型抽象层面上的文件。</text:p>
      <text:p text:style-name="P2">内建函数<text:span text:style-name="T3">open()</text:span><text:span text:style-name="T1">和</text:span><text:span text:style-name="T3">file()</text:span><text:span text:style-name="T1">都可以用来打开文件，后者是python</text:span><text:span text:style-name="T18">2.2加入的</text:span><text:span text:style-name="T19">，统一了类型和类</text:span><text:span text:style-name="T20">，file()就是个工厂函数，与open()有相同的功能。open</text:span><text:span text:style-name="T21">()语法如下：</text:span></text:p>
      <text:p text:style-name="P50"><text:span text:style-name="T22">file_object = open(file_name, access_mode = 'r', buffering = -1);</text:span></text:p>
      <text:p text:style-name="P3"><text:span text:style-name="T4">access_mode</text:span><text:span text:style-name="T23">同C语言的文件访问模式，不过在python中</text:span><text:span text:style-name="T24">，还提供了“</text:span><text:span text:style-name="T9">U</text:span><text:span text:style-name="T24">”，用以支持通用换行符UNS</text:span><text:span text:style-name="T26">，os模块提供了处理行结束符的属性</text:span><text:span text:style-name="T25">。</text:span></text:p>
      <text:p text:style-name="P44"><text:span text:style-name="T51">1、</text:span>下面是文件操作相关的内建方法</text:p>
      <text:p text:style-name="P2"><text:span text:style-name="T2">read</text:span><text:span text:style-name="T5">()</text:span><text:span text:style-name="T27">：直接读取字节到字符串中</text:span><text:span text:style-name="T28">，最多读取给定数目个字节，如果没有给定size参数（默认为-1）或者size值为负，文件将被读取直至末尾。</text:span></text:p>
      <text:p text:style-name="P4"><text:span text:style-name="T2">readline</text:span><text:span text:style-name="T5">()</text:span><text:span text:style-name="T27">：读取打开文件的一行</text:span><text:span text:style-name="T29">，即读取下个行结束符之前的所有字节</text:span><text:span text:style-name="T30">，包括行结束符，作为字符串返回，和read()相同，它也有一个可选的size参数</text:span><text:span text:style-name="T28">。</text:span></text:p>
      <text:p text:style-name="P5"><text:span text:style-name="T2">readlines</text:span><text:span text:style-name="T5">()</text:span><text:span text:style-name="T27">：</text:span><text:span text:style-name="T30">读取所有剩余的行</text:span><text:span text:style-name="T31">，然后把它们作为一个字符串列表返回</text:span><text:span text:style-name="T32">，可选参数sizhint代表返回的最大字节大小，如果它大于</text:span><text:span text:style-name="T34">0，</text:span><text:span text:style-name="T32">因为需要凑齐缓冲区大小</text:span><text:span text:style-name="T33">，那么返回的所有行字节大小可能稍微大于sizhint</text:span><text:span text:style-name="T28">。</text:span><text:span text:style-name="T6">xreadlines</text:span><text:span text:style-name="T28">模块中的xreadlines对象可用来高效地迭代文件的行</text:span><text:span text:style-name="T35">，但也不常用</text:span><text:span text:style-name="T36">，</text:span><text:span text:style-name="T7">因为使用</text:span><text:span text:style-name="T8">迭代器或文件迭代就够了</text:span><text:span text:style-name="T37">。</text:span></text:p>
      <text:p text:style-name="P6"><text:span text:style-name="T2">readinto</text:span><text:span text:style-name="T5">()</text:span><text:span text:style-name="T27">：已废弃</text:span><text:span text:style-name="T38">，读取给定数目的字节到一个可写的缓冲器对象</text:span><text:span text:style-name="T39">，和废弃的buffer()内建函数返回的对象是同个类型</text:span><text:span text:style-name="T28">。</text:span></text:p>
      <text:p text:style-name="P7"><text:span text:style-name="T5">write()</text:span><text:span text:style-name="T27">：写文件</text:span><text:span text:style-name="T40">，功能同read()。</text:span></text:p>
      <text:p text:style-name="P8"><text:span text:style-name="T5">writelines()</text:span><text:span text:style-name="T27">：写文件</text:span><text:span text:style-name="T40">，功能同readlines()。</text:span></text:p>
      <text:p text:style-name="P22"><text:span text:style-name="T5">next()</text:span><text:span text:style-name="T27">：返回文件的下一行</text:span><text:span text:style-name="T64">，或在没有其它行时引发StopIteration异常</text:span><text:span text:style-name="T40">。</text:span></text:p>
      <text:p text:style-name="P9"><text:span text:style-name="T5">seek()</text:span><text:span text:style-name="T27">：在文件中移动文件指针到不同的位置</text:span><text:span text:style-name="T44">，类似于C语言的fseek</text:span><text:span text:style-name="T45">()。</text:span></text:p>
      <text:p text:style-name="P10"><text:span text:style-name="T5">text()</text:span><text:span text:style-name="T27">：返回当前文件指针在文件中的位置</text:span><text:span text:style-name="T46">，是对seek()的补充。</text:span></text:p>
      <text:p text:style-name="P11"><text:span text:style-name="T5">close()</text:span><text:span text:style-name="T27">：关闭文件</text:span><text:span text:style-name="T47">，</text:span><text:span text:style-name="T27">结束对文件的访问</text:span><text:span text:style-name="T47">。</text:span></text:p>
      <text:p text:style-name="P12"><text:span text:style-name="T5">fileno()</text:span><text:span text:style-name="T27">：返回打开文件的描述符</text:span><text:span text:style-name="T48">，是一个整数</text:span><text:span text:style-name="T47">。</text:span></text:p>
      <text:p text:style-name="P13"><text:span text:style-name="T5">flush()</text:span><text:span text:style-name="T27">：直接把内部缓冲区中的数据立刻写入文件</text:span><text:span text:style-name="T49">，而不是被动地等待输出缓冲区被写入</text:span><text:span text:style-name="T47">。</text:span></text:p>
      <text:p text:style-name="P14"><text:span text:style-name="T5">isatty()</text:span><text:span text:style-name="T27">：当文件是一个类tty设备时返回True</text:span><text:span text:style-name="T47">。</text:span></text:p>
      <text:p text:style-name="P15"><text:span text:style-name="T5">truncate()</text:span><text:span text:style-name="T27">：将文件截取到当前文件指针位置或者到给定size</text:span><text:span text:style-name="T50">，以字节为单位</text:span><text:span text:style-name="T47">。</text:span></text:p>
      <text:p text:style-name="P21"><text:span text:style-name="T47">**注意</text:span><text:span text:style-name="T41">：上面的读文件函数</text:span><text:span text:style-name="T42">，不会删除行结束符，同样</text:span><text:span text:style-name="T43">，</text:span><text:span text:style-name="T42">写文件函数，也不会自动加入行结束符，这个需要我们自己完成。</text:span><text:span text:style-name="T62">print语句默认在输出内容末尾后加一个换行符，而在语句后加一个逗号就可以避免这个行为。raw_input</text:span><text:span text:style-name="T63">()不会保留用户输入的换行符。</text:span></text:p>
      <text:p text:style-name="P45"><text:span text:style-name="T52">2、行分隔符与路径分隔符</text:span></text:p>
      <text:p text:style-name="P2">操作系统间的差异之一是它们所支持的行分隔符不同<text:span text:style-name="T53">，另个不同是路径分隔符</text:span><text:span text:style-name="T54">，当我们创建要跨几个平台的应用的时候，这些差异会让我们感觉非常麻烦</text:span><text:span text:style-name="T55">。幸运的是</text:span><text:span text:style-name="T56">，os模块帮我们解决了这些问题</text:span><text:span text:style-name="T57">，os模块有五个很有用的属性</text:span><text:span text:style-name="T58">，这些属性自动会被设置为正确的值</text:span><text:span text:style-name="T59">。</text:span></text:p>
      <text:p text:style-name="P16"><text:span text:style-name="T5">linesep</text:span><text:span text:style-name="T27">：用于在文件中分隔行的字符串</text:span><text:span text:style-name="T61">（linux下为'\n'）</text:span><text:span text:style-name="T47">。</text:span></text:p>
      <text:p text:style-name="P19"><text:span text:style-name="T5">sep</text:span><text:span text:style-name="T27">：用来分隔文件路径名的字符串</text:span><text:span text:style-name="T61">（linux下为'/'）</text:span><text:span text:style-name="T47">。</text:span></text:p>
      <text:p text:style-name="P20"><text:span text:style-name="T5">pathsep</text:span><text:span text:style-name="T27">：用于分隔文件路径的字符串</text:span><text:span text:style-name="T61">（linux下为':'）</text:span><text:span text:style-name="T47">。</text:span></text:p>
      <text:p text:style-name="P17"><text:soft-page-break/><text:span text:style-name="T5">curdir</text:span><text:span text:style-name="T27">：当前工作目录的字符串名称</text:span><text:span text:style-name="T47">。</text:span></text:p>
      <text:p text:style-name="P18"><text:span text:style-name="T5">pardir</text:span><text:span text:style-name="T27">：当前工作目录的父目录字符串名称</text:span><text:span text:style-name="T47">。</text:span></text:p>
      <text:p text:style-name="P46"><text:span text:style-name="T60">3、文件内建属性</text:span></text:p>
      <text:p text:style-name="P23"><text:span text:style-name="T5">closed</text:span><text:span text:style-name="T27">：True表示文件已经被关闭</text:span><text:span text:style-name="T47">。</text:span></text:p>
      <text:p text:style-name="P24"><text:span text:style-name="T5">encoding</text:span><text:span text:style-name="T27">：文件所使用的编码方式</text:span><text:span text:style-name="T47">。</text:span></text:p>
      <text:p text:style-name="P25"><text:span text:style-name="T5">mode</text:span><text:span text:style-name="T27">：文件打开时使用的访问模式</text:span><text:span text:style-name="T47">。</text:span></text:p>
      <text:p text:style-name="P25"><text:span text:style-name="T5">name</text:span><text:span text:style-name="T27">：文件名</text:span><text:span text:style-name="T47">。</text:span></text:p>
      <text:p text:style-name="P25"><text:span text:style-name="T5">newlines</text:span><text:span text:style-name="T27">：行结束符</text:span><text:span text:style-name="T65">，可能为多个</text:span><text:span text:style-name="T47">。</text:span></text:p>
      <text:p text:style-name="P25"><text:span text:style-name="T5">softspace</text:span><text:span text:style-name="T27">：为</text:span><text:span text:style-name="T66">0表示在输出一数据后，要加上一个空格符，1表示不加</text:span><text:span text:style-name="T47">。</text:span></text:p>
      <text:p text:style-name="P47"><text:span text:style-name="T67">4、标准文件</text:span></text:p>
      <text:p text:style-name="P2">类似与C语言<text:span text:style-name="T68">，python有三个标准文件</text:span><text:span text:style-name="T69">，即stdin、stdout、stderr，通过sys模块可访问这三个标准文件</text:span><text:span text:style-name="T70">。print语句通常是输出到sys.stdout</text:span><text:span text:style-name="T71">，raw_input()则从sys.stdin接受输入。</text:span></text:p>
      <text:p text:style-name="P2">提到sys模块<text:span text:style-name="T72">，sys.argv属性提供了对命令行参数的访问</text:span><text:span text:style-name="T73">，类似与C语言main</text:span><text:span text:style-name="T74">()函数的参数，另外getopt模块和optparse模块也可以处理命令行参数</text:span><text:span text:style-name="T75">。</text:span></text:p>
      <text:p text:style-name="P48"><text:span text:style-name="T76">5、文件系统</text:span></text:p>
      <text:p text:style-name="P26"><text:span text:style-name="T76">针对不同的操作系统</text:span><text:span text:style-name="T77">，python提供了对应的模块来访问其文件系统，那么在不同操作系统上访问文件系统是不是要导入不同的模块呢，实际上这是不必的，只需要导入os模块就好了，os模块就好像一个文件系统入口一样，会根据实际情况作出选择。os模块和os.path模块提供了常用的文件操作方法</text:span><text:span text:style-name="T78">。</text:span></text:p>
      <text:p text:style-name="P27"><text:span text:style-name="T80">**tip：os.</text:span><text:span text:style-name="T81">path.expanduser(</text:span><text:span text:style-name="T82">'~'</text:span><text:span text:style-name="T81">)</text:span><text:span text:style-name="T83">提供了对波浪号的支持，用于获取用户目录</text:span><text:span text:style-name="T84">，即$HOME</text:span><text:span text:style-name="T83">。</text:span></text:p>
      <text:p text:style-name="P49"><text:span text:style-name="T79">6</text:span><text:span text:style-name="T85">、相关模块</text:span></text:p>
      <text:p text:style-name="P2">永久存储模块——</text:p>
      <text:p text:style-name="P28"><text:span text:style-name="T2">pickle</text:span><text:span text:style-name="T10">、cPickle</text:span><text:span text:style-name="T15">、</text:span><text:span text:style-name="T10">marshal</text:span><text:span text:style-name="T86">：</text:span><text:span text:style-name="T87">存储转换</text:span><text:span text:style-name="T88">。将比基本类型复杂的对象转换为一个二进制数据集合</text:span><text:span text:style-name="T89">，这样就可以把数据集合保存起来或通过网络发送，然后再重新把数据集合恢复原来的对象格式，这个过程也被称为数据的扁平化。pickle模块常用的是dump</text:span><text:span text:style-name="T94">()和load()函数，分别用来格式转换</text:span><text:span text:style-name="T95">、对象取出。</text:span></text:p>
      <text:p text:style-name="P2"><text:span text:style-name="T2">dbhash/bsddb</text:span><text:span text:style-name="T11">、dbm</text:span><text:span text:style-name="T12">、gdbm</text:span><text:span text:style-name="T13">、dumbdbm</text:span><text:span text:style-name="T14">、ayndbm</text:span><text:span text:style-name="T90">：提供了python字符串的永久性储存</text:span><text:span text:style-name="T91">。</text:span></text:p>
      <text:p text:style-name="P29"><text:span text:style-name="T2">shelve</text:span><text:span text:style-name="T92">：兼具</text:span><text:span text:style-name="T87">存储转换和</text:span><text:span text:style-name="T90">永久性储存功能</text:span><text:span text:style-name="T93">。</text:span></text:p>
      <text:p text:style-name="P2">其它输入输出模块——</text:p>
      <text:p text:style-name="P2"><text:span text:style-name="T2">base</text:span><text:span text:style-name="T16">64</text:span><text:span text:style-name="T96">：提供二进制字符串和文本字符串间的编码/解码操作</text:span><text:span text:style-name="T97">。</text:span></text:p>
      <text:p text:style-name="P30"><text:span text:style-name="T16">binascii</text:span><text:span text:style-name="T96">：提供二进制和ASCII编码的二进制字符串间的编码/解码操作</text:span><text:span text:style-name="T97">。</text:span></text:p>
      <text:p text:style-name="P31"><text:span text:style-name="T16">bz</text:span><text:span text:style-name="T17">2</text:span><text:span text:style-name="T96">：访问BZ</text:span><text:span text:style-name="T98">2格式的压缩文件</text:span><text:span text:style-name="T97">。</text:span></text:p>
      <text:p text:style-name="P32"><text:span text:style-name="T16">csv</text:span><text:span text:style-name="T96">：访问csv文件</text:span><text:span text:style-name="T99">，逗号分隔文件</text:span><text:span text:style-name="T97">。</text:span></text:p>
      <text:p text:style-name="P33"><text:span text:style-name="T16">filecmp</text:span><text:span text:style-name="T96">：用于比较目录和文件</text:span><text:span text:style-name="T97">。</text:span></text:p>
      <text:p text:style-name="P34"><text:span text:style-name="T16">fileinput</text:span><text:span text:style-name="T96">：提供多个文本文件的的行迭代器</text:span><text:span text:style-name="T97">。</text:span></text:p>
      <text:p text:style-name="P35"><text:span text:style-name="T16">getopt/optparse</text:span><text:span text:style-name="T96">：提供了命令行参数的解析处理</text:span><text:span text:style-name="T100">。</text:span></text:p>
      <text:p text:style-name="P36"><text:span text:style-name="T16">glob/fnmatch</text:span><text:span text:style-name="T96">：提供Unix样式的通配符匹配的功能</text:span><text:span text:style-name="T100">。</text:span></text:p>
      <text:p text:style-name="P37"><text:span text:style-name="T16">gzip/zlib</text:span><text:span text:style-name="T96">：读写</text:span><text:span text:style-name="T101">gzip</text:span><text:span text:style-name="T102">（GNU）</text:span><text:span text:style-name="T101">文件，压缩需要zlib模块</text:span><text:span text:style-name="T100">。</text:span></text:p>
      <text:p text:style-name="P38"><text:soft-page-break/><text:span text:style-name="T16">shutil</text:span><text:span text:style-name="T96">：提供高级文件访问功能</text:span><text:span text:style-name="T100">。</text:span></text:p>
      <text:p text:style-name="P39"><text:span text:style-name="T16">c/StringIO</text:span><text:span text:style-name="T96">：对字符串对象提供类文件接口</text:span><text:span text:style-name="T100">。</text:span></text:p>
      <text:p text:style-name="P40"><text:span text:style-name="T16">tarfile</text:span><text:span text:style-name="T96">：读写TAR归档文件</text:span><text:span text:style-name="T103">，支持压缩文件</text:span><text:span text:style-name="T100">。</text:span></text:p>
      <text:p text:style-name="P41"><text:span text:style-name="T16">tmpfile</text:span><text:span text:style-name="T96">：</text:span><text:span text:style-name="T103">创建一个临时文件</text:span><text:span text:style-name="T104">（名）</text:span><text:span text:style-name="T100">。</text:span></text:p>
      <text:p text:style-name="P42"><text:span text:style-name="T16">uu</text:span><text:span text:style-name="T96">：</text:span><text:span text:style-name="T103">格式的编码和解码</text:span><text:span text:style-name="T100">。</text:span></text:p>
      <text:p text:style-name="P43"><text:span text:style-name="T16">zipfile</text:span><text:span text:style-name="T96">：</text:span><text:span text:style-name="T103">用于读取ZIP归档文件的工具</text:span><text:span text:style-name="T100">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19T13:12:56</meta:creation-date>
    <dc:date>2015-05-20T14:41:17</dc:date>
    <dc:creator>hanjunjie </dc:creator>
    <meta:editing-duration>P1DT1H27M26S</meta:editing-duration>
    <meta:editing-cycles>222</meta:editing-cycles>
    <meta:generator>LibreOffice/4.0.2.2$Linux_X86_64 LibreOffice_project/400m0$Build-2</meta:generator>
    <meta:document-statistic meta:table-count="0" meta:image-count="0" meta:object-count="0" meta:page-count="3" meta:paragraph-count="61" meta:word-count="1874" meta:character-count="2591" meta:non-whitespace-character-count="2583"/>
  </office:meta>
</office:document-meta>
</file>